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7pt" fo:break-before="auto" style:use-optimal-row-height="true"/>
    </style:style>
    <style:style style:name="ro5" style:family="table-row">
      <style:table-row-properties style:row-height="69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/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table:number-columns-repeated="15"/>
          <table:table-cell table:number-columns-repeated="9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les of adaptation, chance and history in the evolution</text:p>
            <text:p>of the dinoflagellate Prorocentrum triestinum</text:p>
          </table:table-cell>
          <table:table-cell table:style-name="ce3" office:value-type="string" calcext:value-type="string">
            <text:p>(Flores-Moya et al., 2008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mean fitness r selection</text:p>
          </table:table-cell>
          <table:table-cell/>
          <table:table-cell office:value-type="string" calcext:value-type="string">
            <text:p>From Graph </text:p>
          </table:table-cell>
          <table:table-cell office:value-type="float" office:value="0.560349127182044" calcext:value-type="float">
            <text:p>0.560349127182044</text:p>
          </table:table-cell>
          <table:table-cell/>
          <table:table-cell office:value-type="float" office:value="0.00560251187089972" calcext:value-type="float">
            <text:p>0.0056025118709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table:style-name="ce4" office:value-type="string" calcext:value-type="string">
            <text:p>Initial conditions (f/2medium, 20°C</text:p>
          </table:table-cell>
          <table:table-cell table:style-name="ce4"/>
          <table:table-cell table:number-columns-repeated="1002"/>
        </table:table-row>
        <table:table-row table:style-name="ro5">
          <table:table-cell table:number-columns-repeated="6"/>
          <table:table-cell office:value-type="float" office:value="0.663341645885286" calcext:value-type="float">
            <text:p>0.663341645885286</text:p>
          </table:table-cell>
          <table:table-cell/>
          <table:table-cell office:value-type="float" office:value="0.00755121165208256" calcext:value-type="float">
            <text:p>0.007551211652083</text:p>
          </table:table-cell>
          <table:table-cell table:number-columns-repeated="9"/>
          <table:table-cell table:number-columns-repeated="2" office:value-type="float" office:value="25" calcext:value-type="float">
            <text:p>25</text:p>
          </table:table-cell>
          <table:table-cell table:style-name="ce4" office:value-type="string" calcext:value-type="string">
            <text:p>Selective conditions(c. 400 generations, fmedium, 25°C</text:p>
          </table:table-cell>
          <table:table-cell table:style-name="ce4"/>
          <table:table-cell table:number-columns-repeated="1002"/>
        </table:table-row>
        <table:table-row table:style-name="ro5">
          <table:table-cell table:number-columns-repeated="6"/>
          <table:table-cell office:value-type="float" office:value="0.497506234413965" calcext:value-type="float">
            <text:p>0.497506234413965</text:p>
          </table:table-cell>
          <table:table-cell/>
          <table:table-cell office:value-type="float" office:value="0.00365381208971738" calcext:value-type="float">
            <text:p>0.003653812089717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table:style-name="ce4" office:value-type="string" calcext:value-type="string">
            <text:p>Return to intialconditions (c. 120generations, f/2medium, 20°C</text:p>
          </table:table-cell>
          <table:table-cell table:style-name="ce4"/>
          <table:table-cell table:number-columns-repeated="1002"/>
        </table:table-row>
        <table:table-row table:style-name="ro3">
          <table:table-cell table:number-columns-repeated="42"/>
          <table:table-cell table:style-name="ce1" table:number-columns-repeated="982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429553775743707" calcext:value-type="float">
            <text:p>0.429553775743707</text:p>
          </table:table-cell>
          <table:table-cell table:number-columns-repeated="997"/>
        </table:table-row>
        <table:table-row table:style-name="ro3">
          <table:table-cell table:number-columns-repeated="6"/>
          <table:table-cell table:style-name="ce4"/>
          <table:table-cell table:number-columns-repeated="12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40041952707857" calcext:value-type="float">
            <text:p>0.440041952707857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440041952707857" calcext:value-type="float">
            <text:p>0.440041952707857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450530129672006" calcext:value-type="float">
            <text:p>0.450530129672006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459588100686499" calcext:value-type="float">
            <text:p>0.459588100686499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469599542334096" calcext:value-type="float">
            <text:p>0.469599542334096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69599542334096" calcext:value-type="float">
            <text:p>0.469599542334096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469599542334096" calcext:value-type="float">
            <text:p>0.469599542334096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479610983981693" calcext:value-type="float">
            <text:p>0.479610983981693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490099160945843" calcext:value-type="float">
            <text:p>0.490099160945843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3G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490099160945843" calcext:value-type="float">
            <text:p>0.490099160945843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00587337909992" calcext:value-type="float">
            <text:p>0.500587337909992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39679633867277" calcext:value-type="float">
            <text:p>0.539679633867277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539679633867277" calcext:value-type="float">
            <text:p>0.539679633867277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539679633867277" calcext:value-type="float">
            <text:p>0.539679633867277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539679633867277" calcext:value-type="float">
            <text:p>0.539679633867277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51059877955759" calcext:value-type="float">
            <text:p>0.51059877955759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5" calcext:value-type="float">
            <text:p>25</text:p>
          </table:table-cell>
          <table:table-cell office:value-type="string" calcext:value-type="string">
            <text:p>Ancestor Pt5G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530144927536232" calcext:value-type="float">
            <text:p>0.53014492753623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40855034722222" calcext:value-type="float">
            <text:p>0.64085503472222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630004340277778" calcext:value-type="float">
            <text:p>0.63000434027777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62078125" calcext:value-type="float">
            <text:p>0.6207812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609930555555555" calcext:value-type="float">
            <text:p>0.60993055555555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630546875" calcext:value-type="float">
            <text:p>0.63054687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20238715277778" calcext:value-type="float">
            <text:p>0.62023871527777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12100694444444" calcext:value-type="float">
            <text:p>0.612100694444444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07217881944444" calcext:value-type="float">
            <text:p>0.607217881944444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660386284722222" calcext:value-type="float">
            <text:p>0.66038628472222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50078125" calcext:value-type="float">
            <text:p>0.65007812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40855034722222" calcext:value-type="float">
            <text:p>0.64085503472222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633259548611111" calcext:value-type="float">
            <text:p>0.633259548611111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628376736111111" calcext:value-type="float">
            <text:p>0.628376736111111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650078125" calcext:value-type="float">
            <text:p>0.65007812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3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660386284722222" calcext:value-type="float">
            <text:p>0.66038628472222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20238715277778" calcext:value-type="float">
            <text:p>0.62023871527777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600707465277778" calcext:value-type="float">
            <text:p>0.60070746527777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62078125" calcext:value-type="float">
            <text:p>0.6207812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630004340277778" calcext:value-type="float">
            <text:p>0.630004340277778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641397569444444" calcext:value-type="float">
            <text:p>0.641397569444444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650078125" calcext:value-type="float">
            <text:p>0.65007812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641397569444444" calcext:value-type="float">
            <text:p>0.641397569444444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633802083333333" calcext:value-type="float">
            <text:p>0.633802083333333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648993055555555" calcext:value-type="float">
            <text:p>0.648993055555555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51705729166667" calcext:value-type="float">
            <text:p>0.651705729166667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640855034722222" calcext:value-type="float">
            <text:p>0.640855034722222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632717013888889" calcext:value-type="float">
            <text:p>0.63271701388888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627834201388889" calcext:value-type="float">
            <text:p>0.62783420138888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637599826388889" calcext:value-type="float">
            <text:p>0.637599826388889</text:p>
          </table:table-cell>
          <table:table-cell table:number-columns-repeated="997"/>
        </table:table-row>
        <table:table-row table:style-name="ro3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lection line Pt5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627834201388889" calcext:value-type="float">
            <text:p>0.627834201388889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0:59.610048371</meta:creation-date>
    <dc:date>2021-04-29T19:42:01.591561543</dc:date>
    <meta:editing-duration>PT1M2S</meta:editing-duration>
    <meta:editing-cycles>1</meta:editing-cycles>
    <meta:document-statistic meta:table-count="1" meta:cell-count="313" meta:object-count="0"/>
    <meta:generator>LibreOffice/6.0.7.3$Linux_X86_64 LibreOffice_project/00m0$Build-3</meta:generator>
  </office:meta>
</office:document-meta>
</file>